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 style:data-style-name="N1"/>
    <style:style style:name="ce2" style:family="table-cell" style:parent-style-name="Default" style:data-style-name="N6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Meters</text:p>
          </table:table-cell>
          <table:table-cell office:value-type="string" calcext:value-type="string">
            <text:p>Fe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Col</text:p>
          </table:table-cell>
          <table:table-cell office:value-type="float" office:value="7906" calcext:value-type="float">
            <text:p>7906</text:p>
          </table:table-cell>
          <table:table-cell table:style-name="ce1" table:formula="of:=CONVERT([.B2];&quot;m&quot;;&quot;ft&quot;)" office:value-type="float" office:value="25938.3202099738" calcext:value-type="float">
            <text:p>25938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Balcony</text:p>
          </table:table-cell>
          <table:table-cell office:value-type="float" office:value="8430" calcext:value-type="float">
            <text:p>8430</text:p>
          </table:table-cell>
          <table:table-cell table:style-name="ce1" table:formula="of:=CONVERT([.B3];&quot;m&quot;;&quot;ft&quot;)" office:value-type="float" office:value="27657.4803149606" calcext:value-type="float">
            <text:p>27657</text:p>
          </table:table-cell>
          <table:table-cell table:style-name="ce1" table:formula="of:=[.C3]-[.C2]" office:value-type="float" office:value="1719.16010498688" calcext:value-type="float">
            <text:p>1719</text:p>
          </table:table-cell>
          <table:table-cell table:style-name="ce1"/>
        </table:table-row>
        <table:table-row table:style-name="ro1">
          <table:table-cell office:value-type="string" calcext:value-type="string">
            <text:p>South Summit</text:p>
          </table:table-cell>
          <table:table-cell office:value-type="float" office:value="8750" calcext:value-type="float">
            <text:p>8750</text:p>
          </table:table-cell>
          <table:table-cell table:style-name="ce1" table:formula="of:=CONVERT([.B4];&quot;m&quot;;&quot;ft&quot;)" office:value-type="float" office:value="28707.3490813648" calcext:value-type="float">
            <text:p>28707</text:p>
          </table:table-cell>
          <table:table-cell table:style-name="ce1"/>
          <table:table-cell table:style-name="ce1" table:formula="of:=[.C4]-[.C3]" office:value-type="float" office:value="1049.8687664042" calcext:value-type="float">
            <text:p>1050</text:p>
          </table:table-cell>
        </table:table-row>
        <table:table-row table:style-name="ro1">
          <table:table-cell table:number-columns-repeated="2"/>
          <table:table-cell table:style-name="ce1" table:number-columns-repeated="3"/>
        </table:table-row>
        <table:table-row table:style-name="ro1">
          <table:table-cell office:value-type="string" calcext:value-type="string">
            <text:p>South Col – Balco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akauer uninterrupted time</text:p>
          </table:table-cell>
          <table:table-cell/>
          <table:table-cell table:style-name="ce2" office:value-type="time" office:time-value="PT05H25M00S" calcext:value-type="time">
            <text:p>05:25</text:p>
          </table:table-cell>
          <table:table-cell table:style-name="ce3" table:formula="of:=[.C7]*24" office:value-type="float" office:value="5.41666666666667" calcext:value-type="float">
            <text:p>5.41666666666667</text:p>
          </table:table-cell>
          <table:table-cell/>
        </table:table-row>
        <table:table-row table:style-name="ro1">
          <table:table-cell office:value-type="string" calcext:value-type="string">
            <text:p>Uninterrupted rate of climb</text:p>
          </table:table-cell>
          <table:table-cell/>
          <table:table-cell table:formula="of:=[.D3]/([.D7])" office:value-type="float" office:value="317.383403997577" calcext:value-type="float">
            <text:p>317.383403997577</text:p>
          </table:table-cell>
          <table:table-cell office:value-type="string" calcext:value-type="string">
            <text:p>vertical feet per uninterrupted hou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lcony to South Summ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akauer TOTAL time, including delays, breaks, everythin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time" office:time-value="PT03H50M00S" calcext:value-type="time">
            <text:p>03:50</text:p>
          </table:table-cell>
          <table:table-cell table:style-name="ce3" table:formula="of:=[.C12]*24" office:value-type="float" office:value="3.83333333333333" calcext:value-type="float">
            <text:p>3.83333333333333</text:p>
          </table:table-cell>
          <table:table-cell/>
        </table:table-row>
        <table:table-row table:style-name="ro1">
          <table:table-cell table:number-columns-repeated="2"/>
          <table:table-cell table:formula="of:=[.E4]/[.D12]" office:value-type="float" office:value="273.878808627183" calcext:value-type="float">
            <text:p>273.87880862718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table:formula="of:=[.D12]-[.C15]" office:value-type="float" office:value="3.08333333333333" calcext:value-type="float">
            <text:p>3.08333333333333</text:p>
          </table:table-cell>
          <table:table-cell table:style-name="ce1" table:formula="of:=[.$E$4]/[.D15]" office:value-type="float" office:value="340.497978293254" calcext:value-type="float">
            <text:p>340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formula="of:=[.D12]-[.C16]" office:value-type="float" office:value="3.33333333333333" calcext:value-type="float">
            <text:p>3.33333333333333</text:p>
          </table:table-cell>
          <table:table-cell table:style-name="ce1" table:formula="of:=[.$E$4]/[.D16]" office:value-type="float" office:value="314.96062992126" calcext:value-type="float">
            <text:p>315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formula="of:=[.D12]-[.C17]" office:value-type="float" office:value="3.58333333333333" calcext:value-type="float">
            <text:p>3.58333333333333</text:p>
          </table:table-cell>
          <table:table-cell table:style-name="ce1" table:formula="of:=[.$E$4]/[.D17]" office:value-type="float" office:value="292.986632484893" calcext:value-type="float">
            <text:p>2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08:00:32.016669925</meta:creation-date>
    <dc:date>2025-02-23T14:02:40.720735510</dc:date>
    <meta:editing-duration>P1DT5H31M9S</meta:editing-duration>
    <meta:editing-cycles>1</meta:editing-cycles>
    <meta:document-statistic meta:table-count="1" meta:cell-count="34" meta:object-count="0"/>
    <meta:generator>LibreOffice/7.6.4.1$MacOSX_X86_64 LibreOffice_project/e19e193f88cd6c0525a17fb7a176ed8e6a3e2aa1</meta:generator>
  </office:meta>
</office:document-meta>
</file>